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5.001cm" table:align="center"/>
    </style:style>
    <style:style style:name="Таблица1.A" style:family="table-column">
      <style:table-column-properties style:column-width="1cm"/>
    </style:style>
    <style:style style:name="Таблица1.1" style:family="table-row">
      <style:table-row-properties style:row-height="1cm"/>
    </style:style>
    <style:style style:name="Таблица1.A1" style:family="table-cell">
      <style:table-cell-properties style:vertical-align="middle" fo:padding="0.049cm" fo:border-left="0.75pt solid #000000" fo:border-right="none" fo:border-top="0.75pt solid #000000" fo:border-bottom="0.75pt solid #000000" style:writing-mode="page"/>
    </style:style>
    <style:style style:name="Таблица1.E1" style:family="table-cell">
      <style:table-cell-properties style:vertical-align="middle" fo:padding="0.049cm" fo:border="0.75pt solid #000000" style:writing-mode="page"/>
    </style:style>
    <style:style style:name="Таблица1.A2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Таблица1.E2" style:family="table-cell">
      <style:table-cell-properties style:vertical-align="middle" fo:padding="0.049cm" fo:border-left="0.75pt solid #000000" fo:border-right="0.75pt solid #000000" fo:border-top="none" fo:border-bottom="0.75pt solid #000000" style:writing-mode="page"/>
    </style:style>
    <style:style style:name="Таблица1.4" style:family="table-row">
      <style:table-row-properties style:min-row-height="1cm"/>
    </style:style>
    <style:style style:name="Таблица2" style:family="table">
      <style:table-properties style:width="5.001cm" table:align="center"/>
    </style:style>
    <style:style style:name="Таблица2.A" style:family="table-column">
      <style:table-column-properties style:column-width="1cm"/>
    </style:style>
    <style:style style:name="Таблица2.1" style:family="table-row">
      <style:table-row-properties style:row-height="1cm"/>
    </style:style>
    <style:style style:name="Таблица2.A1" style:family="table-cell">
      <style:table-cell-properties style:vertical-align="middle" fo:padding="0.049cm" fo:border-left="0.75pt solid #000000" fo:border-right="none" fo:border-top="0.75pt solid #000000" fo:border-bottom="0.75pt solid #000000" style:writing-mode="page"/>
    </style:style>
    <style:style style:name="Таблица2.E1" style:family="table-cell">
      <style:table-cell-properties style:vertical-align="middle" fo:padding="0.049cm" fo:border="0.75pt solid #000000" style:writing-mode="page"/>
    </style:style>
    <style:style style:name="Таблица2.A2" style:family="table-cell">
      <style:table-cell-properties style:vertical-align="middle" fo:padding="0.049cm" fo:border-left="0.75pt solid #000000" fo:border-right="none" fo:border-top="none" fo:border-bottom="0.75pt solid #000000" style:writing-mode="page"/>
    </style:style>
    <style:style style:name="Таблица2.E2" style:family="table-cell">
      <style:table-cell-properties style:vertical-align="middle" fo:padding="0.049cm" fo:border-left="0.75pt solid #000000" fo:border-right="0.75pt solid #000000" fo:border-top="none" fo:border-bottom="0.75pt solid #000000" style:writing-mode="page"/>
    </style:style>
    <style:style style:name="Таблица2.4" style:family="table-row">
      <style:table-row-properties style:min-row-height="1cm"/>
    </style:style>
    <style:style style:name="P1" style:family="paragraph" style:parent-style-name="Standard">
      <style:paragraph-properties fo:text-align="center" style:justify-single-word="false"/>
      <style:text-properties officeooo:paragraph-rsid="001834ca"/>
    </style:style>
    <style:style style:name="P2" style:family="paragraph" style:parent-style-name="Standard">
      <style:paragraph-properties fo:text-align="center" style:justify-single-word="false"/>
      <style:text-properties officeooo:paragraph-rsid="001cfb94"/>
    </style:style>
    <style:style style:name="P3" style:family="paragraph" style:parent-style-name="Standard">
      <style:text-properties fo:font-size="14pt" officeooo:paragraph-rsid="001834c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1cfb94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>
      <style:text-properties style:font-name="Times New Roman" fo:font-size="14pt" officeooo:paragraph-rsid="001834ca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paragraph-rsid="001cfb94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text-properties style:font-name="Times New Roman" fo:font-size="14pt" officeooo:paragraph-rsid="001cfb94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officeooo:rsid="001f8cf2" officeooo:paragraph-rsid="001f8b12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officeooo:rsid="001834ca" officeooo:paragraph-rsid="001834ca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officeooo:rsid="001834ca" officeooo:paragraph-rsid="001cfb94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officeooo:rsid="001cfb94" officeooo:paragraph-rsid="001cfb94" style:font-size-asian="14pt" style:font-size-complex="14pt"/>
    </style:style>
    <style:style style:name="P15" style:family="paragraph" style:parent-style-name="Standard">
      <style:text-properties style:font-name="Times New Roman" fo:font-size="14pt" officeooo:paragraph-rsid="001834ca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4pt" officeooo:rsid="001834ca" officeooo:paragraph-rsid="001834ca" style:font-size-asian="14pt" style:font-size-complex="14pt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000000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3cm" svg:stroke-color="#000000" draw:marker-start-width="0.381cm" draw:marker-end-width="0.381cm" draw:fill-color="#000000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0.711cm" fo:min-width="1.725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0.697cm" fo:min-width="0.741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19cm" svg:stroke-color="#000000" draw:marker-start-width="0.365cm" draw:marker-end-width="0.365cm" draw:fill-color="#000000" draw:textarea-horizontal-align="center" draw:textarea-vertical-align="middl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3.57cm" fo:min-width="0.688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.011cm" svg:stroke-color="#000000" draw:fill="none" draw:fill-color="#ffffff" draw:textarea-vertical-align="middle" fo:min-height="0.9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1.729cm" fo:min-width="0.737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3cm" svg:stroke-color="#000000" draw:marker-start-width="0.381cm" draw:marker-end-width="0.381cm" draw:fill="none" draw:fill-color="#000000" loext:fill-use-slide-background="false" draw:textarea-horizontal-align="justify" draw:textarea-vertical-align="middle" draw:auto-grow-height="false" fo:min-height="1.575cm" fo:min-width="1.595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/>
      <text:p text:style-name="P3"/>
      <text:p text:style-name="P6"><draw:frame draw:style-name="fr1" draw:name="Объект2" text:anchor-type="as-char" svg:y="-0.441cm" svg:width="6.71cm" svg:height="0.621cm" draw:z-index="14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6"/>
      <text:p text:style-name="P6"><draw:frame draw:style-name="fr1" draw:name="Объект1" text:anchor-type="as-char" svg:y="-0.621cm" svg:width="6.726cm" svg:height="0.845cm" draw:z-index="15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6"/>
      <text:p text:style-name="P6"><draw:frame draw:style-name="fr1" draw:name="Объект4" text:anchor-type="as-char" svg:y="-0.557cm" svg:width="8.781cm" svg:height="0.781cm" draw:z-index="16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char" draw:z-index="0" draw:name="Врезка 1" draw:style-name="gr6" draw:text-style-name="P20" svg:width="0.967cm" svg:height="0.978cm" draw:transform="rotate (-0.789237887751836) translate (6.54931944444444cm 0.342194444444444cm)"><draw:text-box><text:p text:style-name="P19"><text:span text:style-name="T1">cd</text:span></text:p><text:p text:style-name="P19"><text:span text:style-name="T1">ab</text:span></text:p></draw:text-box></draw:frame><draw:line text:anchor-type="char" draw:z-index="2" draw:name="Линия 1" draw:style-name="gr4" draw:text-style-name="P17" svg:x1="5.985cm" svg:y1="0.579cm" svg:x2="7.006cm" svg:y2="1.599cm"><text:p/></draw:line></text:p>
      <table:table table:name="Таблица1" table:style-name="Таблица1">
        <table:table-column table:style-name="Таблица1.A" table:number-columns-repeated="5"/>
        <table:table-row table:style-name="Таблица1.1">
          <table:table-cell table:style-name="Таблица1.A1" office:value-type="string">
            <text:p text:style-name="P12"><draw:custom-shape text:anchor-type="paragraph" draw:z-index="1" draw:name="Фигура 1" draw:style-name="gr8" draw:text-style-name="P18" svg:width="1.796cm" svg:height="1.777cm" svg:x="2.073cm" svg:y="1.86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Фигура 4" draw:style-name="gr2" draw:text-style-name="P18" svg:width="1.832cm" svg:height="0.817cm" svg:x="3.037cm" svg:y="0.88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Таблица1.A1" office:value-type="string">
            <text:p text:style-name="P12">00</text:p>
          </table:table-cell>
          <table:table-cell table:style-name="Таблица1.A1" office:value-type="string">
            <text:p text:style-name="P12">01</text:p>
          </table:table-cell>
          <table:table-cell table:style-name="Таблица1.A1" office:value-type="string">
            <text:p text:style-name="P12">11</text:p>
          </table:table-cell>
          <table:table-cell table:style-name="Таблица1.E1" office:value-type="string">
            <text:p text:style-name="P12">10</text:p>
          </table:table-cell>
        </table:table-row>
        <table:table-row table:style-name="Таблица1.1">
          <table:table-cell table:style-name="Таблица1.A2" office:value-type="string">
            <text:p text:style-name="P12">00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2">1</text:p>
          </table:table-cell>
          <table:table-cell table:style-name="Таблица1.E2" office:value-type="string">
            <text:p text:style-name="P12">1</text:p>
          </table:table-cell>
        </table:table-row>
        <table:table-row table:style-name="Таблица1.1">
          <table:table-cell table:style-name="Таблица1.A2" office:value-type="string">
            <text:p text:style-name="P12"><draw:custom-shape text:anchor-type="paragraph" draw:z-index="3" draw:name="Фигура 2" draw:style-name="gr7" draw:text-style-name="P18" svg:width="0.847cm" svg:height="1.839cm" svg:x="4.022cm" svg:y="0.86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01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2">1</text:p>
          </table:table-cell>
          <table:table-cell table:style-name="Таблица1.A2" office:value-type="string">
            <text:p text:style-name="P12">1</text:p>
          </table:table-cell>
          <table:table-cell table:style-name="Таблица1.E2" office:value-type="string">
            <text:p text:style-name="P9"/>
          </table:table-cell>
        </table:table-row>
        <table:table-row table:style-name="Таблица1.4">
          <table:table-cell table:style-name="Таблица1.A2" office:value-type="string">
            <text:p text:style-name="P12">11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2">1</text:p>
          </table:table-cell>
          <table:table-cell table:style-name="Таблица1.A2" office:value-type="string">
            <text:p text:style-name="P12">1</text:p>
          </table:table-cell>
          <table:table-cell table:style-name="Таблица1.E2" office:value-type="string">
            <text:p text:style-name="P12"><draw:custom-shape text:anchor-type="paragraph" draw:z-index="4" draw:name="Фигура 3" draw:style-name="gr7" draw:text-style-name="P18" svg:width="0.847cm" svg:height="1.839cm" svg:x="-1.979cm" svg:y="-0.13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</text:p>
          </table:table-cell>
        </table:table-row>
        <table:table-row table:style-name="Таблица1.1">
          <table:table-cell table:style-name="Таблица1.A2" office:value-type="string">
            <text:p text:style-name="P12">10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12">1</text:p>
          </table:table-cell>
          <table:table-cell table:style-name="Таблица1.A2" office:value-type="string">
            <text:p text:style-name="P9"/>
          </table:table-cell>
          <table:table-cell table:style-name="Таблица1.E2" office:value-type="string">
            <text:p text:style-name="P12">1</text:p>
          </table:table-cell>
        </table:table-row>
      </table:table>
      <text:p text:style-name="P7"/>
      <text:p text:style-name="P7"/>
      <text:p text:style-name="P5"><draw:frame draw:style-name="fr1" draw:name="Объект3" text:anchor-type="as-char" svg:y="-0.452cm" svg:width="9.416cm" svg:height="0.631cm" draw:z-index="1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5"/>
      <text:p text:style-name="P5"><draw:frame draw:style-name="fr1" draw:name="Объект5" text:anchor-type="as-char" svg:y="-0.577cm" svg:width="10.761cm" svg:height="0.801cm" draw:z-index="17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5"/>
      <text:p text:style-name="P5"><draw:frame draw:style-name="fr1" draw:name="Объект6" text:anchor-type="as-char" svg:y="-0.64cm" svg:width="8.535cm" svg:height="0.864cm" draw:z-index="18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11"/>
      <text:p text:style-name="P10"><draw:frame text:anchor-type="char" draw:z-index="6" draw:name="Врезка 2" draw:style-name="gr6" draw:text-style-name="P20" svg:width="0.967cm" svg:height="0.978cm" draw:transform="rotate (-0.789237887751836) translate (6.54931944444444cm 0.342194444444444cm)"><draw:text-box><text:p text:style-name="P19"><text:span text:style-name="T1">cd</text:span></text:p><text:p text:style-name="P19"><text:span text:style-name="T1">ab</text:span></text:p></draw:text-box></draw:frame><draw:line text:anchor-type="char" draw:z-index="8" draw:name="Линия 2" draw:style-name="gr4" draw:text-style-name="P17" svg:x1="5.985cm" svg:y1="0.579cm" svg:x2="7.006cm" svg:y2="1.599cm"><text:p/></draw:line><draw:ellipse text:anchor-type="char" draw:z-index="11" draw:name="Дуга эллипса 3" draw:style-name="gr1" draw:text-style-name="P17" svg:width="1.823cm" svg:height="0.851cm" svg:x="10.061cm" svg:y="2.667cm" draw:kind="arc" draw:start-angle="89.73" draw:end-angle="271.8"><text:p/></draw:ellipse></text:p>
      <table:table table:name="Таблица2" table:style-name="Таблица2">
        <table:table-column table:style-name="Таблица2.A" table:number-columns-repeated="5"/>
        <table:table-row table:style-name="Таблица2.1">
          <table:table-cell table:style-name="Таблица2.A1" office:value-type="string">
            <text:p text:style-name="P13"><draw:custom-shape text:anchor-type="paragraph" draw:z-index="7" draw:name="Фигура 5" draw:style-name="gr5" draw:text-style-name="P18" svg:width="0.795cm" svg:height="3.677cm" svg:x="1.072cm" svg:y="0.91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Фигура 8" draw:style-name="gr2" draw:text-style-name="P18" svg:width="1.832cm" svg:height="0.817cm" svg:x="1.037cm" svg:y="0.88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text:anchor-type="char" draw:z-index="12" draw:name="Дуга эллипса 2" draw:style-name="gr1" draw:text-style-name="P17" svg:width="1.673cm" svg:height="0.851cm" draw:transform="rotate (-3.13164427685343) translate (1.86972222222222cm 2.71286111111111cm)" draw:kind="arc" draw:start-angle="89.73" draw:end-angle="271.8"><text:p/></draw:ellipse></text:p>
          </table:table-cell>
          <table:table-cell table:style-name="Таблица2.A1" office:value-type="string">
            <text:p text:style-name="P13">00</text:p>
          </table:table-cell>
          <table:table-cell table:style-name="Таблица2.A1" office:value-type="string">
            <text:p text:style-name="P13">01</text:p>
          </table:table-cell>
          <table:table-cell table:style-name="Таблица2.A1" office:value-type="string">
            <text:p text:style-name="P13">11</text:p>
          </table:table-cell>
          <table:table-cell table:style-name="Таблица2.E1" office:value-type="string">
            <text:p text:style-name="P13">10</text:p>
          </table:table-cell>
        </table:table-row>
        <table:table-row table:style-name="Таблица2.1">
          <table:table-cell table:style-name="Таблица2.A2" office:value-type="string">
            <text:p text:style-name="P13">00</text:p>
          </table:table-cell>
          <table:table-cell table:style-name="Таблица2.A2" office:value-type="string">
            <text:p text:style-name="P14">0</text:p>
          </table:table-cell>
          <table:table-cell table:style-name="Таблица2.A2" office:value-type="string">
            <text:p text:style-name="P14">0</text:p>
          </table:table-cell>
          <table:table-cell table:style-name="Таблица2.A2" office:value-type="string">
            <text:p text:style-name="P13"/>
          </table:table-cell>
          <table:table-cell table:style-name="Таблица2.E2" office:value-type="string">
            <text:p text:style-name="P13"/>
          </table:table-cell>
        </table:table-row>
        <table:table-row table:style-name="Таблица2.1">
          <table:table-cell table:style-name="Таблица2.A2" office:value-type="string">
            <text:p text:style-name="P13"><draw:custom-shape text:anchor-type="paragraph" draw:z-index="9" draw:name="Фигура 6" draw:style-name="gr3" draw:text-style-name="P18" svg:width="0.847cm" svg:height="0.803cm" svg:x="3.022cm" svg:y="1.89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01</text:p>
          </table:table-cell>
          <table:table-cell table:style-name="Таблица2.A2" office:value-type="string">
            <text:p text:style-name="P14">0</text:p>
          </table:table-cell>
          <table:table-cell table:style-name="Таблица2.A2" office:value-type="string">
            <text:p text:style-name="P13"/>
          </table:table-cell>
          <table:table-cell table:style-name="Таблица2.A2" office:value-type="string">
            <text:p text:style-name="P13"/>
          </table:table-cell>
          <table:table-cell table:style-name="Таблица2.E2" office:value-type="string">
            <text:p text:style-name="P14">0</text:p>
          </table:table-cell>
        </table:table-row>
        <table:table-row table:style-name="Таблица2.4">
          <table:table-cell table:style-name="Таблица2.A2" office:value-type="string">
            <text:p text:style-name="P13">11</text:p>
          </table:table-cell>
          <table:table-cell table:style-name="Таблица2.A2" office:value-type="string">
            <text:p text:style-name="P14">0</text:p>
          </table:table-cell>
          <table:table-cell table:style-name="Таблица2.A2" office:value-type="string">
            <text:p text:style-name="P13"/>
          </table:table-cell>
          <table:table-cell table:style-name="Таблица2.A2" office:value-type="string">
            <text:p text:style-name="P13"/>
          </table:table-cell>
          <table:table-cell table:style-name="Таблица2.E2" office:value-type="string">
            <text:p text:style-name="P13"/>
          </table:table-cell>
        </table:table-row>
        <table:table-row table:style-name="Таблица2.1">
          <table:table-cell table:style-name="Таблица2.A2" office:value-type="string">
            <text:p text:style-name="P13">10</text:p>
          </table:table-cell>
          <table:table-cell table:style-name="Таблица2.A2" office:value-type="string">
            <text:p text:style-name="P14">0</text:p>
          </table:table-cell>
          <table:table-cell table:style-name="Таблица2.A2" office:value-type="string">
            <text:p text:style-name="P13"/>
          </table:table-cell>
          <table:table-cell table:style-name="Таблица2.A2" office:value-type="string">
            <text:p text:style-name="P14">0</text:p>
          </table:table-cell>
          <table:table-cell table:style-name="Таблица2.E2" office:value-type="string">
            <text:p text:style-name="P13"/>
          </table:table-cell>
        </table:table-row>
      </table:table>
      <text:p text:style-name="P8"/>
      <text:p text:style-name="P4"><text:soft-page-break/>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6:40:54.300851987</meta:creation-date>
    <dc:date>2023-10-22T16:20:00.918150416</dc:date>
    <meta:editing-duration>PT6H22M59S</meta:editing-duration>
    <meta:editing-cycles>13</meta:editing-cycles>
    <meta:generator>LibreOffice/7.6.2.1$Linux_X86_64 LibreOffice_project/60$Build-1</meta:generator>
    <meta:document-statistic meta:table-count="2" meta:image-count="0" meta:object-count="6" meta:page-count="2" meta:paragraph-count="38" meta:word-count="32" meta:character-count="48" meta:non-whitespace-character-count="48"/>
  </office:meta>
</office:document-meta>
</file>

<file path=Object 1/content.xml><?xml version="1.0" encoding="utf-8"?>
<math xmlns="http://www.w3.org/1998/Math/MathML" display="block">
  <semantics>
    <mrow>
      <msub>
        <mi>F</mi>
        <msub>
          <mi mathvariant="italic">МДНФ</mi>
          <mrow>
            <mi>И</mi>
            <mo stretchy="false">−</mo>
            <mi mathvariant="italic">НЕ</mi>
          </mrow>
        </msub>
      </msub>
      <mo stretchy="false">=</mo>
      <mover accent="true">
        <mover accent="true">
          <mrow>
            <mover accent="true">
              <mrow>
                <mi>b</mi>
                <mo stretchy="false">⋅</mo>
                <mi>d</mi>
              </mrow>
              <mo>¯</mo>
            </mover>
            <mo stretchy="false">⋅</mo>
            <mover accent="true">
              <mrow>
                <mi>a</mi>
                <mo stretchy="false">⋅</mo>
                <mover accent="true">
                  <mi>c</mi>
                  <mo>¯</mo>
                </mover>
                <mo stretchy="false">⋅</mo>
                <mi>d</mi>
              </mrow>
              <mo>¯</mo>
            </mover>
            <mo stretchy="false">⋅</mo>
            <mover accent="true">
              <mrow>
                <mi>a</mi>
                <mo stretchy="false">⋅</mo>
                <mi>c</mi>
                <mo stretchy="false">⋅</mo>
                <mover accent="true">
                  <mi>d</mi>
                  <mo>¯</mo>
                </mover>
              </mrow>
              <mo>¯</mo>
            </mover>
            <mo stretchy="false">⋅</mo>
            <mover accent="true">
              <mrow>
                <mover accent="true">
                  <mi>a</mi>
                  <mo>¯</mo>
                </mover>
                <mo stretchy="false">⋅</mo>
                <mover accent="true">
                  <mi>b</mi>
                  <mo>¯</mo>
                </mover>
                <mo stretchy="false">⋅</mo>
                <mi>c</mi>
              </mrow>
              <mo>¯</mo>
            </mover>
          </mrow>
          <mo>¯</mo>
        </mover>
        <mo>¯</mo>
      </mover>
    </mrow>
    <annotation encoding="StarMath 5.0">F_ {МДНФ _ {И-НЕ}} = overline overline { overline { b cdot d } cdot overline  { a cdot overline c cdot d } cdot overline  { a cdot c cdot overline d } cdot overline {overline a cdot overline b cdot c }}
</annotation>
  </semantics>
</math>
</file>

<file path=Object 2/content.xml><?xml version="1.0" encoding="utf-8"?>
<math xmlns="http://www.w3.org/1998/Math/MathML" display="block">
  <semantics>
    <mrow>
      <msub>
        <mi>F</mi>
        <mi mathvariant="italic">МДНФ</mi>
      </msub>
      <mo stretchy="false">=</mo>
      <mrow>
        <mrow>
          <mi>b</mi>
          <mo stretchy="false">⋅</mo>
          <mi>d</mi>
        </mrow>
        <mo stretchy="false">+</mo>
        <mrow>
          <mi>a</mi>
          <mo stretchy="false">⋅</mo>
          <mover accent="true">
            <mi>c</mi>
            <mo>¯</mo>
          </mover>
          <mo stretchy="false">⋅</mo>
          <mi>d</mi>
        </mrow>
        <mo stretchy="false">+</mo>
        <mrow>
          <mi>a</mi>
          <mo stretchy="false">⋅</mo>
          <mi>c</mi>
          <mo stretchy="false">⋅</mo>
          <mover accent="true">
            <mi>d</mi>
            <mo>¯</mo>
          </mover>
        </mrow>
        <mo stretchy="false">+</mo>
        <mrow>
          <mover accent="true">
            <mi>a</mi>
            <mo>¯</mo>
          </mover>
          <mo stretchy="false">⋅</mo>
          <mover accent="true">
            <mi>b</mi>
            <mo>¯</mo>
          </mover>
          <mo stretchy="false">⋅</mo>
          <mi>c</mi>
        </mrow>
      </mrow>
    </mrow>
    <annotation encoding="StarMath 5.0">F_МДНФ
= b cdot d + a cdot overline c cdot d + a cdot c cdot overline d + overline a cdot overline b cdot c
</annotation>
  </semantics>
</math>
</file>

<file path=Object 3/content.xml><?xml version="1.0" encoding="utf-8"?>
<math xmlns="http://www.w3.org/1998/Math/MathML" display="block">
  <semantics>
    <mrow>
      <msub>
        <mi>F</mi>
        <mi mathvariant="italic">МКНФ</mi>
      </msub>
      <mo stretchy="false">=</mo>
      <mrow>
        <mrow>
          <mo fence="true" form="prefix" stretchy="false">(</mo>
          <mrow>
            <mrow>
              <mi>c</mi>
              <mo stretchy="false">+</mo>
              <mi>d</mi>
            </mrow>
          </mrow>
          <mo fence="true" form="postfix" stretchy="false">)</mo>
        </mrow>
        <mo stretchy="false">⋅</mo>
        <mrow>
          <mo fence="true" form="prefix" stretchy="false">(</mo>
          <mrow>
            <mrow>
              <mi>a</mi>
              <mo stretchy="false">+</mo>
              <mi>b</mi>
              <mo stretchy="false">+</mo>
              <mi>c</mi>
            </mrow>
          </mrow>
          <mo fence="true" form="postfix" stretchy="false">)</mo>
        </mrow>
        <mo stretchy="false">⋅</mo>
        <mrow>
          <mo fence="true" form="prefix" stretchy="false">(</mo>
          <mrow>
            <mrow>
              <mi>a</mi>
              <mo stretchy="false">+</mo>
              <mover accent="true">
                <mi>b</mi>
                <mo>¯</mo>
              </mover>
              <mo stretchy="false">+</mo>
              <mi>d</mi>
            </mrow>
          </mrow>
          <mo fence="true" form="postfix" stretchy="false">)</mo>
        </mrow>
        <mo stretchy="false">⋅</mo>
        <mrow>
          <mo fence="true" form="prefix" stretchy="false">(</mo>
          <mrow>
            <mrow>
              <mover accent="true">
                <mi>a</mi>
                <mo>¯</mo>
              </mover>
              <mo stretchy="false">+</mo>
              <mi>b</mi>
              <mo stretchy="false">+</mo>
              <mover accent="true">
                <mi>c</mi>
                <mo>¯</mo>
              </mover>
              <mo stretchy="false">+</mo>
              <mover accent="true">
                <mi>d</mi>
                <mo>¯</mo>
              </mover>
            </mrow>
          </mrow>
          <mo fence="true" form="postfix" stretchy="false">)</mo>
        </mrow>
      </mrow>
    </mrow>
    <annotation encoding="StarMath 5.0">F_МКНФ= ( c + d ) cdot ( a + b + c ) cdot ( a + overline b + d ) cdot ( overline a + b + overline c + overline d )

</annotation>
  </semantics>
</math>
</file>

<file path=Object 4/content.xml><?xml version="1.0" encoding="utf-8"?>
<math xmlns="http://www.w3.org/1998/Math/MathML" display="block">
  <semantics>
    <mrow>
      <msub>
        <mi>F</mi>
        <msub>
          <mi mathvariant="italic">МДНФ</mi>
          <mrow>
            <mi mathvariant="italic">ИЛИ</mi>
            <mo stretchy="false">−</mo>
            <mi mathvariant="italic">НЕ</mi>
          </mrow>
        </msub>
      </msub>
      <mo stretchy="false">=</mo>
      <mover accent="true">
        <mrow>
          <mover accent="true">
            <mrow>
              <mover accent="true">
                <mi>b</mi>
                <mo>¯</mo>
              </mover>
              <mo stretchy="false">+</mo>
              <mover accent="true">
                <mi>d</mi>
                <mo>¯</mo>
              </mover>
            </mrow>
            <mo>¯</mo>
          </mover>
          <mo stretchy="false">+</mo>
          <mover accent="true">
            <mrow>
              <mover accent="true">
                <mi>a</mi>
                <mo>¯</mo>
              </mover>
              <mo stretchy="false">+</mo>
              <mi>c</mi>
              <mo stretchy="false">+</mo>
              <mover accent="true">
                <mi>d</mi>
                <mo>¯</mo>
              </mover>
            </mrow>
            <mo>¯</mo>
          </mover>
          <mo stretchy="false">+</mo>
          <mover accent="true">
            <mrow>
              <mover accent="true">
                <mi>a</mi>
                <mo>¯</mo>
              </mover>
              <mo stretchy="false">+</mo>
              <mover accent="true">
                <mi>c</mi>
                <mo>¯</mo>
              </mover>
              <mo stretchy="false">+</mo>
              <mi>d</mi>
            </mrow>
            <mo>¯</mo>
          </mover>
          <mo stretchy="false">+</mo>
          <mover accent="true">
            <mrow>
              <mi>a</mi>
              <mo stretchy="false">+</mo>
              <mi>b</mi>
              <mo stretchy="false">+</mo>
              <mover accent="true">
                <mi>c</mi>
                <mo>¯</mo>
              </mover>
            </mrow>
            <mo>¯</mo>
          </mover>
        </mrow>
        <mo>¯</mo>
      </mover>
    </mrow>
    <annotation encoding="StarMath 5.0">F_ {МДНФ _ {ИЛИ-НЕ}} =  overline { overline { overline b + overline d } + overline  { overline  a + c + overline d } + overline  { overline  a + overline c + d } + overline {a + b + overline c }}
</annotation>
  </semantics>
</math>
</file>

<file path=Object 5/content.xml><?xml version="1.0" encoding="utf-8"?>
<math xmlns="http://www.w3.org/1998/Math/MathML" display="block">
  <semantics>
    <mrow>
      <msub>
        <mi>F</mi>
        <msub>
          <mi mathvariant="italic">МКНФ</mi>
          <mrow>
            <mi mathvariant="italic">ИЛИ</mi>
            <mo stretchy="false">−</mo>
            <mi mathvariant="italic">НЕ</mi>
          </mrow>
        </msub>
      </msub>
      <mo stretchy="false">=</mo>
      <mover accent="true">
        <mrow>
          <mover accent="true">
            <mrow>
              <mo fence="true" form="prefix" stretchy="false">(</mo>
              <mrow>
                <mrow>
                  <mi>c</mi>
                  <mo stretchy="false">+</mo>
                  <mi>d</mi>
                </mrow>
              </mrow>
              <mo fence="true" form="postfix" stretchy="false">)</mo>
            </mrow>
            <mo>¯</mo>
          </mover>
          <mo stretchy="false">+</mo>
          <mover accent="true">
            <mrow>
              <mo fence="true" form="prefix" stretchy="false">(</mo>
              <mrow>
                <mrow>
                  <mi>a</mi>
                  <mo stretchy="false">+</mo>
                  <mi>b</mi>
                  <mo stretchy="false">+</mo>
                  <mi>c</mi>
                </mrow>
              </mrow>
              <mo fence="true" form="postfix" stretchy="false">)</mo>
            </mrow>
            <mo>¯</mo>
          </mover>
          <mo stretchy="false">+</mo>
          <mover accent="true">
            <mrow>
              <mo fence="true" form="prefix" stretchy="false">(</mo>
              <mrow>
                <mrow>
                  <mi>a</mi>
                  <mo stretchy="false">+</mo>
                  <mover accent="true">
                    <mi>b</mi>
                    <mo>¯</mo>
                  </mover>
                  <mo stretchy="false">+</mo>
                  <mi>d</mi>
                </mrow>
              </mrow>
              <mo fence="true" form="postfix" stretchy="false">)</mo>
            </mrow>
            <mo>¯</mo>
          </mover>
          <mo stretchy="false">+</mo>
          <mover accent="true">
            <mrow>
              <mo fence="true" form="prefix" stretchy="false">(</mo>
              <mrow>
                <mrow>
                  <mover accent="true">
                    <mi>a</mi>
                    <mo>¯</mo>
                  </mover>
                  <mo stretchy="false">+</mo>
                  <mi>b</mi>
                  <mo stretchy="false">+</mo>
                  <mover accent="true">
                    <mi>c</mi>
                    <mo>¯</mo>
                  </mover>
                  <mo stretchy="false">+</mo>
                  <mover accent="true">
                    <mi>d</mi>
                    <mo>¯</mo>
                  </mover>
                </mrow>
              </mrow>
              <mo fence="true" form="postfix" stretchy="false">)</mo>
            </mrow>
            <mo>¯</mo>
          </mover>
        </mrow>
        <mo>¯</mo>
      </mover>
    </mrow>
    <annotation encoding="StarMath 5.0">F_{МКНФ _{ИЛИ-НЕ}}= overline { overline( c + d ) + overline( a + b + c ) + overline ( a + overline b + d ) + overline ( overline a + b + overline c + overline d ) }

</annotation>
  </semantics>
</math>
</file>

<file path=Object 6/content.xml><?xml version="1.0" encoding="utf-8"?>
<math xmlns="http://www.w3.org/1998/Math/MathML" display="block">
  <semantics>
    <mrow>
      <msub>
        <mi>F</mi>
        <msub>
          <mi mathvariant="italic">МКНФ</mi>
          <mrow>
            <mi>И</mi>
            <mo stretchy="false">−</mo>
            <mi mathvariant="italic">НЕ</mi>
          </mrow>
        </msub>
      </msub>
      <mo stretchy="false">=</mo>
      <mover accent="true">
        <mover accent="true">
          <mrow>
            <mover accent="true">
              <mrow>
                <mo fence="true" form="prefix" stretchy="false">(</mo>
                <mrow>
                  <mrow>
                    <mover accent="true">
                      <mi>c</mi>
                      <mo>¯</mo>
                    </mover>
                    <mo stretchy="false">⋅</mo>
                    <mover accent="true">
                      <mi>d</mi>
                      <mo>¯</mo>
                    </mover>
                  </mrow>
                </mrow>
                <mo fence="true" form="postfix" stretchy="false">)</mo>
              </mrow>
              <mo>¯</mo>
            </mover>
            <mo stretchy="false">⋅</mo>
            <mover accent="true">
              <mrow>
                <mo fence="true" form="prefix" stretchy="false">(</mo>
                <mrow>
                  <mrow>
                    <mover accent="true">
                      <mi>a</mi>
                      <mo>¯</mo>
                    </mover>
                    <mo stretchy="false">⋅</mo>
                    <mover accent="true">
                      <mi>b</mi>
                      <mo>¯</mo>
                    </mover>
                    <mo stretchy="false">⋅</mo>
                    <mover accent="true">
                      <mi>c</mi>
                      <mo>¯</mo>
                    </mover>
                  </mrow>
                </mrow>
                <mo fence="true" form="postfix" stretchy="false">)</mo>
              </mrow>
              <mo>¯</mo>
            </mover>
            <mo stretchy="false">⋅</mo>
            <mover accent="true">
              <mrow>
                <mo fence="true" form="prefix" stretchy="false">(</mo>
                <mrow>
                  <mrow>
                    <mover accent="true">
                      <mi>a</mi>
                      <mo>¯</mo>
                    </mover>
                    <mo stretchy="false">⋅</mo>
                    <mi>b</mi>
                    <mo stretchy="false">⋅</mo>
                    <mover accent="true">
                      <mi>d</mi>
                      <mo>¯</mo>
                    </mover>
                  </mrow>
                </mrow>
                <mo fence="true" form="postfix" stretchy="false">)</mo>
              </mrow>
              <mo>¯</mo>
            </mover>
            <mo stretchy="false">⋅</mo>
            <mover accent="true">
              <mrow>
                <mo fence="true" form="prefix" stretchy="false">(</mo>
                <mrow>
                  <mrow>
                    <mi>a</mi>
                    <mo stretchy="false">⋅</mo>
                    <mover accent="true">
                      <mi>b</mi>
                      <mo>¯</mo>
                    </mover>
                    <mo stretchy="false">⋅</mo>
                    <mi>c</mi>
                    <mo stretchy="false">⋅</mo>
                    <mi>d</mi>
                  </mrow>
                </mrow>
                <mo fence="true" form="postfix" stretchy="false">)</mo>
              </mrow>
              <mo>¯</mo>
            </mover>
          </mrow>
          <mo>¯</mo>
        </mover>
        <mo>¯</mo>
      </mover>
    </mrow>
    <annotation encoding="StarMath 5.0">F_{МКНФ _{И-НЕ}}= overline overline { overline ( overline c cdot overline d ) cdot overline( overline a cdot overline b cdot overline c ) cdot overline ( overline a cdot b cdot overline d ) cdot overline ( a cdot overline b cdot c cdot d ) }

</annotation>
  </semantics>
</math>
</file>